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5"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6"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7"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8"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T1" style:family="text">
      <style:text-properties officeooo:rsid="0000ea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7">DAQ guide ecogas setup</text:p>
      <text:p text:style-name="P1"/>
      <text:p text:style-name="P4">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4"/>
      <text:p text:style-name="P5">Setup developed by Luca Quaglia and Sara Garetti in 2023 at the INFN Turin laboratory.</text:p>
      <text:p text:style-name="P5"/>
      <text:p text:style-name="P6">Guide is still in evolution since the setup is still evolving.</text:p>
      <text:p text:style-name="P4"/>
      <text:p text:style-name="P2">HARDWARE SETUP</text:p>
      <text:p text:style-name="P2"/>
      <text:p text:style-name="P8">Trigger logic</text:p>
      <text:p text:style-name="P8"/>
      <text:p text:style-name="P8">DAQ logic</text:p>
      <text:p text:style-name="P2"/>
      <text:p text:style-name="P2">SOFTWARE SETUP</text:p>
      <text:p text:style-name="P2"/>
      <text:p text:style-name="P3">TYPE OF RUNS</text:p>
      <text:p text:style-name="P3"/>
      <text:p text:style-name="P3">ANALYSIS</text:p>
      <text:p text:style-name="P3"/>
      <text:p text:style-name="P3">POSSIBLE ERR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7:46:01.398673725</meta:creation-date>
    <dc:date>2023-05-25T17:52:34.971057596</dc:date>
    <meta:editing-duration>PT6M33S</meta:editing-duration>
    <meta:editing-cycles>4</meta:editing-cycles>
    <meta:generator>LibreOffice/7.3.7.2$Linux_X86_64 LibreOffice_project/30$Build-2</meta:generator>
    <meta:document-statistic meta:table-count="0" meta:image-count="0" meta:object-count="0" meta:page-count="1" meta:paragraph-count="12" meta:word-count="130" meta:character-count="750" meta:non-whitespace-character-count="632"/>
  </office:meta>
</office:document-meta>
</file>